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20pt" fo:font-weight="normal" officeooo:rsid="000383dd" officeooo:paragraph-rsid="000383dd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Liberation Serif1" fo:font-size="14pt" fo:font-weight="normal" officeooo:rsid="000383dd" officeooo:paragraph-rsid="000383dd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iberation Serif1" fo:font-size="14pt" fo:font-weight="normal" officeooo:rsid="00051181" officeooo:paragraph-rsid="00051181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1" fo:font-size="14pt" fo:font-weight="normal" officeooo:rsid="0009a62d" officeooo:paragraph-rsid="0009a62d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erif1" fo:font-size="14pt" fo:font-style="italic" fo:font-weight="normal" officeooo:rsid="000383dd" officeooo:paragraph-rsid="000383dd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style:font-name="Liberation Serif1" fo:font-size="14pt" fo:font-style="italic" fo:font-weight="normal" officeooo:rsid="000798f4" officeooo:paragraph-rsid="000798f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style:font-name="Liberation Serif1" fo:font-size="14pt" fo:font-weight="bold" officeooo:rsid="00051181" officeooo:paragraph-rsid="00051181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erif1" fo:font-size="14pt" fo:font-weight="bold" officeooo:rsid="000798f4" officeooo:paragraph-rsid="000798f4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beration Serif1" fo:font-size="14pt" fo:font-style="normal" fo:font-weight="normal" officeooo:rsid="000798f4" officeooo:paragraph-rsid="000798f4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Liberation Serif1" fo:font-size="14pt" fo:font-style="normal" fo:font-weight="normal" officeooo:rsid="0009a62d" officeooo:paragraph-rsid="0009a62d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times" fo:font-size="14pt" fo:font-weight="normal" officeooo:rsid="000383dd" officeooo:paragraph-rsid="000383dd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times" fo:font-size="14pt" fo:font-weight="normal" officeooo:rsid="0007f154" officeooo:paragraph-rsid="0007f154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times" fo:font-size="14pt" fo:font-weight="normal" officeooo:rsid="0009120c" officeooo:paragraph-rsid="0009120c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" fo:font-size="14pt" fo:font-weight="normal" officeooo:rsid="000ba574" officeooo:paragraph-rsid="000ba574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" fo:font-size="14pt" fo:font-weight="bold" officeooo:rsid="0007f154" officeooo:paragraph-rsid="0007f154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times" fo:font-size="14pt" fo:font-weight="bold" officeooo:rsid="0009120c" officeooo:paragraph-rsid="0009120c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times" fo:font-size="14pt" fo:font-weight="bold" officeooo:rsid="000ba574" officeooo:paragraph-rsid="000ba574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times" fo:font-size="14pt" fo:font-weight="bold" officeooo:rsid="001105ed" officeooo:paragraph-rsid="001105ed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Cantarell Extra Bold" fo:font-size="14pt" fo:font-weight="normal" officeooo:rsid="000383dd" officeooo:paragraph-rsid="000383dd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Cantarell Extra Bold" fo:font-size="20pt" fo:font-weight="bold" officeooo:rsid="000383dd" officeooo:paragraph-rsid="000383dd" style:font-size-asian="20pt" style:font-weight-asian="bold" style:font-size-complex="20pt" style:font-weight-complex="bold"/>
    </style:style>
    <style:style style:name="P21" style:family="paragraph" style:parent-style-name="Standard">
      <style:text-properties style:font-name="times" fo:font-size="14pt" fo:font-weight="normal" officeooo:rsid="000cfe0d" officeooo:paragraph-rsid="000ba574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times" fo:font-size="14pt" fo:font-weight="bold" officeooo:rsid="000ba574" officeooo:paragraph-rsid="000ba574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Liberation Serif1" fo:font-size="14pt" fo:font-weight="normal" officeooo:rsid="000383dd" officeooo:paragraph-rsid="000383dd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text-line-through-style="solid" style:text-line-through-type="single" style:font-name="times" fo:font-size="14pt" fo:font-weight="normal" officeooo:rsid="000cfe0d" officeooo:paragraph-rsid="0015fb7a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a7be" style:font-weight-asian="bold" style:font-weight-complex="bold"/>
    </style:style>
    <style:style style:name="T3" style:family="text">
      <style:text-properties officeooo:rsid="0003a7be"/>
    </style:style>
    <style:style style:name="T4" style:family="text">
      <style:text-properties officeooo:rsid="000798f4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size-asian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cfe0d" style:font-weight-asian="normal" style:font-weight-complex="normal"/>
    </style:style>
    <style:style style:name="T9" style:family="text">
      <style:text-properties fo:font-weight="normal" officeooo:rsid="00172e86" style:font-weight-asian="normal" style:font-weight-complex="normal"/>
    </style:style>
    <style:style style:name="T10" style:family="text">
      <style:text-properties officeooo:rsid="000ae191"/>
    </style:style>
    <style:style style:name="T11" style:family="text">
      <style:text-properties officeooo:rsid="000cfe0d"/>
    </style:style>
    <style:style style:name="T12" style:family="text">
      <style:text-properties officeooo:rsid="000ed219"/>
    </style:style>
    <style:style style:name="T13" style:family="text">
      <style:text-properties officeooo:rsid="0012f31a"/>
    </style:style>
    <style:style style:name="T14" style:family="text">
      <style:text-properties officeooo:rsid="0015fb7a"/>
    </style:style>
    <style:style style:name="T15" style:family="text">
      <style:text-properties style:text-line-through-style="none" style:text-line-through-type="none" officeooo:rsid="0015fb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tab/>Alapp</text:p>
      <text:p text:style-name="P19"/>
      <text:p text:style-name="P2">Use cases to handle - </text:p>
      <text:p text:style-name="P5">(communication with...)</text:p>
      <text:p text:style-name="P2">-Other researchers</text:p>
      <text:p text:style-name="P2">-Class</text:p>
      <text:p text:style-name="P2">-<text:span text:style-name="T4">Personalized Notice Board (communicate test results also)</text:span></text:p>
      <text:p text:style-name="P2">-Alumni<text:span text:style-name="T3">(</text:span><text:span text:style-name="T2">to turn to help. Also, involving professionals</text:span><text:span text:style-name="T3">)(?)</text:span></text:p>
      <text:p text:style-name="P2">-<text:span text:style-name="T12">Gitlab/github</text:span> integration</text:p>
      <text:p text:style-name="P2"><text:tab/>- <text:span text:style-name="T10">gist/pastebin</text:span></text:p>
      <text:p text:style-name="P2"><text:tab/>- <text:span text:style-name="T11">assignment submission</text:span></text:p>
      <text:p text:style-name="P2">-Events (<text:span text:style-name="T1">also solves shared digital identity</text:span>)</text:p>
      <text:p text:style-name="P2">-Library(?)(<text:span text:style-name="T1">to book seats in the library and stuff</text:span>)</text:p>
      <text:p text:style-name="P2">-<text:span text:style-name="T13">Google home integration</text:span></text:p>
      <text:p text:style-name="P2"/>
      <text:p text:style-name="P7">Theory</text:p>
      <text:p text:style-name="P7"/>
      <text:p text:style-name="P3">Types of communication</text:p>
      <text:p text:style-name="P3"/>
      <text:p text:style-name="P3">Horizontal </text:p>
      <text:p text:style-name="P3">(student-student) (professor-professor) (alumni-alumni)</text:p>
      <text:p text:style-name="P3">Vertical </text:p>
      <text:p text:style-name="P3">(student-professor) (student alumni) (alumni-professor)</text:p>
      <text:p text:style-name="P4">(cross communication)</text:p>
      <text:p text:style-name="P8">TOP DOWN communication must be highlighted</text:p>
      <text:p text:style-name="P6">bottom up communication should be highlighted differently</text:p>
      <text:p text:style-name="P9">Horizontal communication is standard </text:p>
      <text:p text:style-name="P9"/>
      <text:p text:style-name="P10">Within organizations</text:p>
      <text:p text:style-name="P10">Memos (sent to selected members) – (a gatekeeper gets involved)<text:line-break/>Bulletins (publically posted) – Like notice boards</text:p>
      <text:p text:style-name="P9"/>
      <text:p text:style-name="P1"><text:a xlink:type="simple" xlink:href="https://status.net/articles/organizational-communication-informal-formal-vertical-horizontal/" text:style-name="Internet_20_link" text:visited-style-name="Visited_20_Internet_20_Link"><text:span text:style-name="T5">https://status.net/articles/organizational-communication-informal-formal-vertical-horizontal/</text:span></text:a></text:p>
      <text:p text:style-name="P11"><text:a xlink:type="simple" xlink:href="https://www.communicationtheory.org/fishers-model-small-group-communication/" text:style-name="Internet_20_link" text:visited-style-name="Visited_20_Internet_20_Link"><text:span text:style-name="T6"/></text:a></text:p>
      <text:p text:style-name="P11"><text:a xlink:type="simple" xlink:href="https://www.communicationtheory.org/fishers-model-small-group-communication/" text:style-name="Internet_20_link" text:visited-style-name="Visited_20_Internet_20_Link"><text:span text:style-name="T6">https://www.communicationtheory.org/fishers-model-small-group-communication/</text:span></text:a></text:p>
      <text:p text:style-name="P12">In a group chat, we ought to have a “todo” list similar to whatsapp descriptions</text:p>
      <text:p text:style-name="P15">Gatekeeper theory</text:p>
      <text:p text:style-name="P12">admins are gate keepers. How are they selected?</text:p>
      <text:p text:style-name="P15"/>
      <text:p text:style-name="P15"><text:a xlink:type="simple" xlink:href="https://www.communicationtheory.org/riley-riley-model-of-communication/" text:style-name="Internet_20_link" text:visited-style-name="Visited_20_Internet_20_Link">https://www.communicationtheory.org/riley-riley-model-of-communication/</text:a></text:p>
      <text:p text:style-name="P16"><text:soft-page-break/>(<text:span text:style-name="T7">looks important)</text:span></text:p>
      <text:p text:style-name="P13"/>
      <text:p text:style-name="P14">Email – asynchronous (non simultaneous)</text:p>
      <text:p text:style-name="P17"><text:span text:style-name="T7"><text:tab/>- </text:span><text:span text:style-name="T8">Can send to a large group of people</text:span></text:p>
      <text:p text:style-name="P17"><text:span text:style-name="T8"><text:tab/>- </text:span><text:span text:style-name="T9">Opt outs in case of mailing lists (block)</text:span></text:p>
      <text:p text:style-name="P14">Instant Messaging – synchronous (simultaneous)</text:p>
      <text:p text:style-name="P17"><text:span text:style-name="T7"><text:tab/>- </text:span><text:span text:style-name="T8">can group talk</text:span></text:p>
      <text:p text:style-name="P21"/>
      <text:p text:style-name="P18"><text:span text:style-name="T11">S</text:span>ignal Protocol</text:p>
      <text:p text:style-name="P21"/>
      <text:p text:style-name="P24"><text:span text:style-name="T14">-</text:span><text:span text:style-name="T15">Email (outlook)</text:span></text:p>
      <text:p text:style-name="P21">-<text:span text:style-name="T14">Skype</text:span></text:p>
      <text:p text:style-name="P21">-<text:span text:style-name="T14">Dropbox</text:span></text:p>
      <text:p text:style-name="P21">- <text:span text:style-name="T14">zoom</text:span></text:p>
      <text:p text:style-name="P21">-<text:span text:style-name="T14">bitbucket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8:50:36.711418748</meta:creation-date>
    <dc:date>2018-10-19T23:03:52.104843090</dc:date>
    <meta:editing-duration>P1DT15M40S</meta:editing-duration>
    <meta:editing-cycles>11</meta:editing-cycles>
    <meta:generator>LibreOffice/6.1.2.1$Linux_X86_64 LibreOffice_project/10$Build-1</meta:generator>
    <meta:document-statistic meta:table-count="0" meta:image-count="0" meta:object-count="0" meta:page-count="2" meta:paragraph-count="43" meta:word-count="167" meta:character-count="1472" meta:non-whitespace-character-count="1334"/>
  </office:meta>
</office:document-meta>
</file>